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4fba" officeooo:paragraph-rsid="00044fba"/>
    </style:style>
    <style:style style:name="P2" style:family="paragraph" style:parent-style-name="Text_20_body">
      <style:text-properties officeooo:rsid="00060852" officeooo:paragraph-rsid="00060852"/>
    </style:style>
    <style:style style:name="P3" style:family="paragraph" style:parent-style-name="Text_20_body">
      <style:text-properties officeooo:rsid="0003938f" officeooo:paragraph-rsid="0003938f"/>
    </style:style>
    <style:style style:name="P4" style:family="paragraph" style:parent-style-name="Title">
      <style:text-properties officeooo:rsid="0003938f" officeooo:paragraph-rsid="0003938f"/>
    </style:style>
    <style:style style:name="P5" style:family="paragraph" style:parent-style-name="Text_20_body">
      <style:text-properties officeooo:rsid="0006b909" officeooo:paragraph-rsid="0006b909"/>
    </style:style>
    <style:style style:name="P6" style:family="paragraph" style:parent-style-name="Heading_20_1">
      <style:text-properties officeooo:rsid="00044fba" officeooo:paragraph-rsid="00044fba"/>
    </style:style>
    <style:style style:name="P7" style:family="paragraph" style:parent-style-name="Heading_20_2">
      <style:text-properties officeooo:rsid="00044fba" officeooo:paragraph-rsid="00044fba"/>
    </style:style>
    <style:style style:name="P8" style:family="paragraph" style:parent-style-name="Heading_20_2">
      <style:text-properties officeooo:rsid="00060852" officeooo:paragraph-rsid="00060852"/>
    </style:style>
    <style:style style:name="P9" style:family="paragraph" style:parent-style-name="Text_20_body">
      <style:text-properties officeooo:rsid="00044fba" officeooo:paragraph-rsid="00044fba"/>
    </style:style>
    <style:style style:name="P10" style:family="paragraph" style:parent-style-name="Text_20_body">
      <style:text-properties officeooo:rsid="00153bdf" officeooo:paragraph-rsid="000eb4d0"/>
    </style:style>
    <style:style style:name="T1" style:family="text">
      <style:text-properties officeooo:rsid="00044fba"/>
    </style:style>
    <style:style style:name="T2" style:family="text">
      <style:text-properties officeooo:rsid="0005d55c"/>
    </style:style>
    <style:style style:name="T3" style:family="text">
      <style:text-properties officeooo:rsid="0006b909"/>
    </style:style>
    <style:style style:name="T4" style:family="text">
      <style:text-properties officeooo:rsid="0007b57c"/>
    </style:style>
    <style:style style:name="T5" style:family="text">
      <style:text-properties officeooo:rsid="0008868b"/>
    </style:style>
    <style:style style:name="T6" style:family="text">
      <style:text-properties fo:font-style="italic" officeooo:rsid="0008868b" style:font-style-asian="italic" style:font-style-complex="italic"/>
    </style:style>
    <style:style style:name="T7" style:family="text">
      <style:text-properties officeooo:rsid="0009b1a2"/>
    </style:style>
    <style:style style:name="T8" style:family="text">
      <style:text-properties officeooo:rsid="000b1dc1"/>
    </style:style>
    <style:style style:name="T9" style:family="text">
      <style:text-properties officeooo:rsid="0019ebbc"/>
    </style:style>
    <style:style style:name="T10" style:family="text">
      <style:text-properties officeooo:rsid="00102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ítulo</text:p>
      <text:p text:style-name="P3"/>
      <text:p text:style-name="P3">Nombre del/a alumno/a<text:span text:style-name="T1">, matrícula</text:span></text:p>
      <text:p text:style-name="P1">Licenciatura, Nombre de la UEA, fecha</text:p>
      <text:p text:style-name="P1">UAM Lerma</text:p>
      <text:p text:style-name="P10"/>
      <text:p text:style-name="P10">Características: Páginas numeradas, interlineado doble, mínimo 2000 palabras máximo 3000, <text:span text:style-name="T9">formato docx, referencias en APA.</text:span></text:p>
      <text:h text:style-name="P6" text:outline-level="1">Subtítulo 1<text:span text:style-name="T2"> (opcional)</text:span></text:h>
      <text:p text:style-name="P1">Contenido del trabajo escrito.<text:span text:style-name="T5"> Esta plantilla est</text:span><text:span text:style-name="T7">á</text:span><text:span text:style-name="T5"> realizada con el procesador de textos </text:span><text:span text:style-name="T7">L</text:span><text:span text:style-name="T5">ibre</text:span><text:span text:style-name="T7">O</text:span><text:span text:style-name="T5">ffice. La extensión que utiliza es </text:span><text:span text:style-name="T6">open document text</text:span><text:span text:style-name="T5"> </text:span><text:span text:style-name="T7">(.</text:span><text:span text:style-name="T5">odt</text:span><text:span text:style-name="T7">)</text:span><text:span text:style-name="T5">.</text:span></text:p>
      <text:h text:style-name="P7" text:outline-level="2">Subtítulo 2<text:span text:style-name="T2"> (opcional)</text:span></text:h>
      <text:p text:style-name="P1">Contenido del trabajo escrito.</text:p>
      <text:p text:style-name="P1">[insertar imagen<text:span text:style-name="T2">, tabla o gráfico si el trabajo lo requiere</text:span>]</text:p>
      <text:p text:style-name="P1">Imagen 1. Descripción de la imagen<text:span text:style-name="T2">, tabla o gráfico, </text:span><text:span text:style-name="T10">créditos de la imagen</text:span><text:span text:style-name="T2">.</text:span></text:p>
      <text:h text:style-name="P8" text:outline-level="2" text:is-list-header="true"/>
      <text:h text:style-name="P8" text:outline-level="2">Referencias</text:h>
      <text:p text:style-name="P2">Aquí van las referencias<text:span text:style-name="T3"> </text:span><text:span text:style-name="T7">con</text:span><text:span text:style-name="T3"> el aparato crítico que elegiste (APA, Chi</text:span><text:span text:style-name="T4">cag</text:span><text:span text:style-name="T3">o, Autor-fecha, etc.)</text:span></text:p>
      <text:p text:style-name="P5">Libros, <text:span text:style-name="T8">capítulos de libros, artículos de </text:span>revistas, <text:span text:style-name="T8">memorias de congresos,</text:span> páginas de <text:span text:style-name="T8">web</text:span>, videos,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20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37:24.760239049</meta:creation-date>
    <dc:date>2024-03-04T20:37:43.547137283</dc:date>
    <meta:editing-duration>PT30M9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15" meta:character-count="781" meta:non-whitespace-character-count="681"/>
  </office:meta>
</office:document-meta>
</file>